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83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ro5" style:family="table-row">
      <style:table-row-properties style:row-height="0.1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paragraph-properties fo:margin-left="0in"/>
    </style:style>
    <style:style style:name="ce2" style:family="table-cell" style:parent-style-name="Default">
      <style:table-cell-properties fo:border-bottom="0.0138in solid #000000" fo:border-left="none" fo:padding-bottom="0in" fo:padding-left="0.0138in" fo:padding-right="0.0138in" fo:padding-top="0.0138in" fo:border-right="0.0138in solid #000000" fo:border-top="none"/>
      <style:paragraph-properties fo:margin-left="0in"/>
    </style:style>
    <style:style style:name="ce3" style:family="table-cell" style:parent-style-name="Default">
      <style:table-cell-properties fo:border-bottom="none" fo:border-left="none" fo:padding="0.0138in" fo:border-right="0.0138in solid #000000" fo:border-top="none"/>
      <style:paragraph-properties fo:margin-left="0in"/>
      <style:text-properties fo:font-style="italic" style:font-style-asian="italic" style:font-style-complex="italic"/>
    </style:style>
    <style:style style:name="ce4" style:family="table-cell" style:parent-style-name="Default">
      <style:paragraph-properties fo:margin-left="0in"/>
    </style:style>
    <style:style style:name="ce5" style:family="table-cell" style:parent-style-name="Header">
      <style:table-cell-properties fo:border-bottom="0.0138in solid #000000" fo:border-left="none" fo:border-right="none" fo:border-top="none"/>
    </style:style>
    <style:style style:name="ce6" style:family="table-cell" style:parent-style-name="_30__20_places" style:data-style-name="N2"/>
    <style:style style:name="ce7" style:family="table-cell" style:parent-style-name="_30__20_places" style:data-style-name="N119"/>
    <style:style style:name="ce8" style:family="table-cell" style:parent-style-name="Default">
      <style:table-cell-properties fo:border="none"/>
    </style:style>
    <style:style style:name="ce9" style:family="table-cell" style:parent-style-name="_31__20_place" style:data-style-name="N2"/>
    <style:style style:name="ce10" style:family="table-cell" style:parent-style-name="_31__20_place" style:data-style-name="N119"/>
    <style:style style:name="ce11" style:family="table-cell" style:parent-style-name="Default">
      <style:table-cell-properties fo:border="none"/>
      <style:text-properties style:font-name="Arial Black1" fo:font-size="14pt" style:font-size-asian="14pt" style:font-size-complex="14pt"/>
    </style:style>
    <style:style style:name="ce12" style:family="table-cell" style:parent-style-name="Default">
      <style:table-cell-properties fo:border="none"/>
      <style:paragraph-properties fo:margin-left="0in"/>
      <style:text-properties style:font-size-asian="18pt" style:font-size-complex="1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number-columns-repeated="17" table:default-cell-style-name="Default"/>
        <table:table-column table:style-name="co4" table:number-columns-repeated="236" table:default-cell-style-name="Default"/>
        <table:table-row table:style-name="ro1">
          <table:table-cell table:style-name="ce1"/>
          <table:table-cell/>
          <table:table-cell table:style-name="ce8" table:number-columns-repeated="3"/>
          <table:table-cell table:style-name="ce11" office:value-type="string">
            <text:p>inches to mm</text:p>
          </table:table-cell>
          <table:table-cell table:style-name="ce8" table:number-columns-repeated="3"/>
          <table:table-cell table:style-name="ce12"/>
          <table:table-cell table:style-name="ce8" table:number-columns-repeated="8"/>
          <table:table-cell table:number-columns-repeated="237"/>
        </table:table-row>
        <table:table-row table:style-name="ro2">
          <table:table-cell table:style-name="ce2"/>
          <table:table-cell table:style-name="ce5" office:value-type="float" office:value="0">
            <text:p>.0</text:p>
          </table:table-cell>
          <table:table-cell table:style-name="ce5" office:value-type="float" office:value="0.1">
            <text:p>.1</text:p>
          </table:table-cell>
          <table:table-cell table:style-name="ce5" office:value-type="float" office:value="0.2">
            <text:p>.2</text:p>
          </table:table-cell>
          <table:table-cell table:style-name="ce5" office:value-type="float" office:value="0.3">
            <text:p>.3</text:p>
          </table:table-cell>
          <table:table-cell table:style-name="ce5" office:value-type="float" office:value="0.4">
            <text:p>.4</text:p>
          </table:table-cell>
          <table:table-cell table:style-name="ce5" office:value-type="float" office:value="0.5">
            <text:p>.5</text:p>
          </table:table-cell>
          <table:table-cell table:style-name="ce5" office:value-type="float" office:value="0.6">
            <text:p>.6</text:p>
          </table:table-cell>
          <table:table-cell table:style-name="ce5" office:value-type="float" office:value="0.7">
            <text:p>.7</text:p>
          </table:table-cell>
          <table:table-cell table:style-name="ce5" office:value-type="float" office:value="0.8">
            <text:p>.8</text:p>
          </table:table-cell>
          <table:table-cell table:style-name="ce5" office:value-type="float" office:value="0.9">
            <text:p>.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table:formula="of:=([.$A3]+[.B$2])*25.4" office:value-type="float" office:value="25.4">
            <text:p>25.40</text:p>
          </table:table-cell>
          <table:table-cell table:style-name="ce9" table:formula="of:=([.$A3]+[.C$2])*25.4" office:value-type="float" office:value="27.94">
            <text:p>27.94</text:p>
          </table:table-cell>
          <table:table-cell table:style-name="ce9" table:formula="of:=([.$A3]+[.D$2])*25.4" office:value-type="float" office:value="30.48">
            <text:p>30.48</text:p>
          </table:table-cell>
          <table:table-cell table:style-name="ce9" table:formula="of:=([.$A3]+[.E$2])*25.4" office:value-type="float" office:value="33.02">
            <text:p>33.02</text:p>
          </table:table-cell>
          <table:table-cell table:style-name="ce9" table:formula="of:=([.$A3]+[.F$2])*25.4" office:value-type="float" office:value="35.56">
            <text:p>35.56</text:p>
          </table:table-cell>
          <table:table-cell table:style-name="ce9" table:formula="of:=([.$A3]+[.G$2])*25.4" office:value-type="float" office:value="38.1">
            <text:p>38.10</text:p>
          </table:table-cell>
          <table:table-cell table:style-name="ce9" table:formula="of:=([.$A3]+[.H$2])*25.4" office:value-type="float" office:value="40.64">
            <text:p>40.64</text:p>
          </table:table-cell>
          <table:table-cell table:style-name="ce9" table:formula="of:=([.$A3]+[.I$2])*25.4" office:value-type="float" office:value="43.18">
            <text:p>43.18</text:p>
          </table:table-cell>
          <table:table-cell table:style-name="ce9" table:formula="of:=([.$A3]+[.J$2])*25.4" office:value-type="float" office:value="45.72">
            <text:p>45.72</text:p>
          </table:table-cell>
          <table:table-cell table:style-name="ce9" table:formula="of:=([.$A3]+[.K$2])*25.4" office:value-type="float" office:value="48.26">
            <text:p>48.2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table:formula="of:=([.$A4]+[.B$2])*25.4" office:value-type="float" office:value="50.8">
            <text:p>50.80</text:p>
          </table:table-cell>
          <table:table-cell table:style-name="ce9" table:formula="of:=([.$A4]+[.C$2])*25.4" office:value-type="float" office:value="53.34">
            <text:p>53.34</text:p>
          </table:table-cell>
          <table:table-cell table:style-name="ce9" table:formula="of:=([.$A4]+[.D$2])*25.4" office:value-type="float" office:value="55.88">
            <text:p>55.88</text:p>
          </table:table-cell>
          <table:table-cell table:style-name="ce9" table:formula="of:=([.$A4]+[.E$2])*25.4" office:value-type="float" office:value="58.42">
            <text:p>58.42</text:p>
          </table:table-cell>
          <table:table-cell table:style-name="ce9" table:formula="of:=([.$A4]+[.F$2])*25.4" office:value-type="float" office:value="60.96">
            <text:p>60.96</text:p>
          </table:table-cell>
          <table:table-cell table:style-name="ce9" table:formula="of:=([.$A4]+[.G$2])*25.4" office:value-type="float" office:value="63.5">
            <text:p>63.50</text:p>
          </table:table-cell>
          <table:table-cell table:style-name="ce9" table:formula="of:=([.$A4]+[.H$2])*25.4" office:value-type="float" office:value="66.04">
            <text:p>66.04</text:p>
          </table:table-cell>
          <table:table-cell table:style-name="ce9" table:formula="of:=([.$A4]+[.I$2])*25.4" office:value-type="float" office:value="68.58">
            <text:p>68.58</text:p>
          </table:table-cell>
          <table:table-cell table:style-name="ce9" table:formula="of:=([.$A4]+[.J$2])*25.4" office:value-type="float" office:value="71.12">
            <text:p>71.12</text:p>
          </table:table-cell>
          <table:table-cell table:style-name="ce9" table:formula="of:=([.$A4]+[.K$2])*25.4" office:value-type="float" office:value="73.66">
            <text:p>73.6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table:formula="of:=([.$A5]+[.B$2])*25.4" office:value-type="float" office:value="76.2">
            <text:p>76.20</text:p>
          </table:table-cell>
          <table:table-cell table:style-name="ce9" table:formula="of:=([.$A5]+[.C$2])*25.4" office:value-type="float" office:value="78.74">
            <text:p>78.74</text:p>
          </table:table-cell>
          <table:table-cell table:style-name="ce9" table:formula="of:=([.$A5]+[.D$2])*25.4" office:value-type="float" office:value="81.28">
            <text:p>81.28</text:p>
          </table:table-cell>
          <table:table-cell table:style-name="ce9" table:formula="of:=([.$A5]+[.E$2])*25.4" office:value-type="float" office:value="83.82">
            <text:p>83.82</text:p>
          </table:table-cell>
          <table:table-cell table:style-name="ce9" table:formula="of:=([.$A5]+[.F$2])*25.4" office:value-type="float" office:value="86.36">
            <text:p>86.36</text:p>
          </table:table-cell>
          <table:table-cell table:style-name="ce9" table:formula="of:=([.$A5]+[.G$2])*25.4" office:value-type="float" office:value="88.9">
            <text:p>88.90</text:p>
          </table:table-cell>
          <table:table-cell table:style-name="ce9" table:formula="of:=([.$A5]+[.H$2])*25.4" office:value-type="float" office:value="91.44">
            <text:p>91.44</text:p>
          </table:table-cell>
          <table:table-cell table:style-name="ce9" table:formula="of:=([.$A5]+[.I$2])*25.4" office:value-type="float" office:value="93.98">
            <text:p>93.98</text:p>
          </table:table-cell>
          <table:table-cell table:style-name="ce9" table:formula="of:=([.$A5]+[.J$2])*25.4" office:value-type="float" office:value="96.52">
            <text:p>96.52</text:p>
          </table:table-cell>
          <table:table-cell table:style-name="ce9" table:formula="of:=([.$A5]+[.K$2])*25.4" office:value-type="float" office:value="99.06">
            <text:p>99.0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table:formula="of:=([.$A6]+[.B$2])*25.4" office:value-type="float" office:value="101.6">
            <text:p>101.6</text:p>
          </table:table-cell>
          <table:table-cell table:style-name="_31__20_place" table:formula="of:=([.$A6]+[.C$2])*25.4" office:value-type="float" office:value="104.14">
            <text:p>104.1</text:p>
          </table:table-cell>
          <table:table-cell table:style-name="ce10" table:formula="of:=([.$A6]+[.D$2])*25.4" office:value-type="float" office:value="106.68">
            <text:p>106.7</text:p>
          </table:table-cell>
          <table:table-cell table:style-name="ce10" table:formula="of:=([.$A6]+[.E$2])*25.4" office:value-type="float" office:value="109.22">
            <text:p>109.2</text:p>
          </table:table-cell>
          <table:table-cell table:style-name="ce10" table:formula="of:=([.$A6]+[.F$2])*25.4" office:value-type="float" office:value="111.76">
            <text:p>111.8</text:p>
          </table:table-cell>
          <table:table-cell table:style-name="ce10" table:formula="of:=([.$A6]+[.G$2])*25.4" office:value-type="float" office:value="114.3">
            <text:p>114.3</text:p>
          </table:table-cell>
          <table:table-cell table:style-name="ce10" table:formula="of:=([.$A6]+[.H$2])*25.4" office:value-type="float" office:value="116.84">
            <text:p>116.8</text:p>
          </table:table-cell>
          <table:table-cell table:style-name="ce10" table:formula="of:=([.$A6]+[.I$2])*25.4" office:value-type="float" office:value="119.38">
            <text:p>119.4</text:p>
          </table:table-cell>
          <table:table-cell table:style-name="ce10" table:formula="of:=([.$A6]+[.J$2])*25.4" office:value-type="float" office:value="121.92">
            <text:p>121.9</text:p>
          </table:table-cell>
          <table:table-cell table:style-name="ce10" table:formula="of:=([.$A6]+[.K$2])*25.4" office:value-type="float" office:value="124.46">
            <text:p>124.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table:formula="of:=([.$A7]+[.B$2])*25.4" office:value-type="float" office:value="127">
            <text:p>127.0</text:p>
          </table:table-cell>
          <table:table-cell table:style-name="_31__20_place" table:formula="of:=([.$A7]+[.C$2])*25.4" office:value-type="float" office:value="129.54">
            <text:p>129.5</text:p>
          </table:table-cell>
          <table:table-cell table:style-name="ce10" table:formula="of:=([.$A7]+[.D$2])*25.4" office:value-type="float" office:value="132.08">
            <text:p>132.1</text:p>
          </table:table-cell>
          <table:table-cell table:style-name="ce10" table:formula="of:=([.$A7]+[.E$2])*25.4" office:value-type="float" office:value="134.62">
            <text:p>134.6</text:p>
          </table:table-cell>
          <table:table-cell table:style-name="ce10" table:formula="of:=([.$A7]+[.F$2])*25.4" office:value-type="float" office:value="137.16">
            <text:p>137.2</text:p>
          </table:table-cell>
          <table:table-cell table:style-name="ce10" table:formula="of:=([.$A7]+[.G$2])*25.4" office:value-type="float" office:value="139.7">
            <text:p>139.7</text:p>
          </table:table-cell>
          <table:table-cell table:style-name="ce10" table:formula="of:=([.$A7]+[.H$2])*25.4" office:value-type="float" office:value="142.24">
            <text:p>142.2</text:p>
          </table:table-cell>
          <table:table-cell table:style-name="ce10" table:formula="of:=([.$A7]+[.I$2])*25.4" office:value-type="float" office:value="144.78">
            <text:p>144.8</text:p>
          </table:table-cell>
          <table:table-cell table:style-name="ce10" table:formula="of:=([.$A7]+[.J$2])*25.4" office:value-type="float" office:value="147.32">
            <text:p>147.3</text:p>
          </table:table-cell>
          <table:table-cell table:style-name="ce10" table:formula="of:=([.$A7]+[.K$2])*25.4" office:value-type="float" office:value="149.86">
            <text:p>149.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7" table:formula="of:=([.$A8]+[.B$2])*25.4" office:value-type="float" office:value="152.4">
            <text:p>152.4</text:p>
          </table:table-cell>
          <table:table-cell table:style-name="_31__20_place" table:formula="of:=([.$A8]+[.C$2])*25.4" office:value-type="float" office:value="154.94">
            <text:p>154.9</text:p>
          </table:table-cell>
          <table:table-cell table:style-name="ce10" table:formula="of:=([.$A8]+[.D$2])*25.4" office:value-type="float" office:value="157.48">
            <text:p>157.5</text:p>
          </table:table-cell>
          <table:table-cell table:style-name="ce10" table:formula="of:=([.$A8]+[.E$2])*25.4" office:value-type="float" office:value="160.02">
            <text:p>160.0</text:p>
          </table:table-cell>
          <table:table-cell table:style-name="ce10" table:formula="of:=([.$A8]+[.F$2])*25.4" office:value-type="float" office:value="162.56">
            <text:p>162.6</text:p>
          </table:table-cell>
          <table:table-cell table:style-name="ce10" table:formula="of:=([.$A8]+[.G$2])*25.4" office:value-type="float" office:value="165.1">
            <text:p>165.1</text:p>
          </table:table-cell>
          <table:table-cell table:style-name="ce10" table:formula="of:=([.$A8]+[.H$2])*25.4" office:value-type="float" office:value="167.64">
            <text:p>167.6</text:p>
          </table:table-cell>
          <table:table-cell table:style-name="ce10" table:formula="of:=([.$A8]+[.I$2])*25.4" office:value-type="float" office:value="170.18">
            <text:p>170.2</text:p>
          </table:table-cell>
          <table:table-cell table:style-name="ce10" table:formula="of:=([.$A8]+[.J$2])*25.4" office:value-type="float" office:value="172.72">
            <text:p>172.7</text:p>
          </table:table-cell>
          <table:table-cell table:style-name="ce10" table:formula="of:=([.$A8]+[.K$2])*25.4" office:value-type="float" office:value="175.26">
            <text:p>175.3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7" table:formula="of:=([.$A9]+[.B$2])*25.4" office:value-type="float" office:value="177.8">
            <text:p>177.8</text:p>
          </table:table-cell>
          <table:table-cell table:style-name="_31__20_place" table:formula="of:=([.$A9]+[.C$2])*25.4" office:value-type="float" office:value="180.34">
            <text:p>180.3</text:p>
          </table:table-cell>
          <table:table-cell table:style-name="ce10" table:formula="of:=([.$A9]+[.D$2])*25.4" office:value-type="float" office:value="182.88">
            <text:p>182.9</text:p>
          </table:table-cell>
          <table:table-cell table:style-name="ce10" table:formula="of:=([.$A9]+[.E$2])*25.4" office:value-type="float" office:value="185.42">
            <text:p>185.4</text:p>
          </table:table-cell>
          <table:table-cell table:style-name="ce10" table:formula="of:=([.$A9]+[.F$2])*25.4" office:value-type="float" office:value="187.96">
            <text:p>188.0</text:p>
          </table:table-cell>
          <table:table-cell table:style-name="ce10" table:formula="of:=([.$A9]+[.G$2])*25.4" office:value-type="float" office:value="190.5">
            <text:p>190.5</text:p>
          </table:table-cell>
          <table:table-cell table:style-name="ce10" table:formula="of:=([.$A9]+[.H$2])*25.4" office:value-type="float" office:value="193.04">
            <text:p>193.0</text:p>
          </table:table-cell>
          <table:table-cell table:style-name="ce10" table:formula="of:=([.$A9]+[.I$2])*25.4" office:value-type="float" office:value="195.58">
            <text:p>195.6</text:p>
          </table:table-cell>
          <table:table-cell table:style-name="ce10" table:formula="of:=([.$A9]+[.J$2])*25.4" office:value-type="float" office:value="198.12">
            <text:p>198.1</text:p>
          </table:table-cell>
          <table:table-cell table:style-name="ce10" table:formula="of:=([.$A9]+[.K$2])*25.4" office:value-type="float" office:value="200.66">
            <text:p>200.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7" table:formula="of:=([.$A10]+[.B$2])*25.4" office:value-type="float" office:value="203.2">
            <text:p>203.2</text:p>
          </table:table-cell>
          <table:table-cell table:style-name="_31__20_place" table:formula="of:=([.$A10]+[.C$2])*25.4" office:value-type="float" office:value="205.74">
            <text:p>205.7</text:p>
          </table:table-cell>
          <table:table-cell table:style-name="ce10" table:formula="of:=([.$A10]+[.D$2])*25.4" office:value-type="float" office:value="208.28">
            <text:p>208.3</text:p>
          </table:table-cell>
          <table:table-cell table:style-name="ce10" table:formula="of:=([.$A10]+[.E$2])*25.4" office:value-type="float" office:value="210.82">
            <text:p>210.8</text:p>
          </table:table-cell>
          <table:table-cell table:style-name="ce10" table:formula="of:=([.$A10]+[.F$2])*25.4" office:value-type="float" office:value="213.36">
            <text:p>213.4</text:p>
          </table:table-cell>
          <table:table-cell table:style-name="ce10" table:formula="of:=([.$A10]+[.G$2])*25.4" office:value-type="float" office:value="215.9">
            <text:p>215.9</text:p>
          </table:table-cell>
          <table:table-cell table:style-name="ce10" table:formula="of:=([.$A10]+[.H$2])*25.4" office:value-type="float" office:value="218.44">
            <text:p>218.4</text:p>
          </table:table-cell>
          <table:table-cell table:style-name="ce10" table:formula="of:=([.$A10]+[.I$2])*25.4" office:value-type="float" office:value="220.98">
            <text:p>221.0</text:p>
          </table:table-cell>
          <table:table-cell table:style-name="ce10" table:formula="of:=([.$A10]+[.J$2])*25.4" office:value-type="float" office:value="223.52">
            <text:p>223.5</text:p>
          </table:table-cell>
          <table:table-cell table:style-name="ce10" table:formula="of:=([.$A10]+[.K$2])*25.4" office:value-type="float" office:value="226.06">
            <text:p>226.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7" table:formula="of:=([.$A11]+[.B$2])*25.4" office:value-type="float" office:value="228.6">
            <text:p>228.6</text:p>
          </table:table-cell>
          <table:table-cell table:style-name="_31__20_place" table:formula="of:=([.$A11]+[.C$2])*25.4" office:value-type="float" office:value="231.14">
            <text:p>231.1</text:p>
          </table:table-cell>
          <table:table-cell table:style-name="ce10" table:formula="of:=([.$A11]+[.D$2])*25.4" office:value-type="float" office:value="233.68">
            <text:p>233.7</text:p>
          </table:table-cell>
          <table:table-cell table:style-name="ce10" table:formula="of:=([.$A11]+[.E$2])*25.4" office:value-type="float" office:value="236.22">
            <text:p>236.2</text:p>
          </table:table-cell>
          <table:table-cell table:style-name="ce10" table:formula="of:=([.$A11]+[.F$2])*25.4" office:value-type="float" office:value="238.76">
            <text:p>238.8</text:p>
          </table:table-cell>
          <table:table-cell table:style-name="ce10" table:formula="of:=([.$A11]+[.G$2])*25.4" office:value-type="float" office:value="241.3">
            <text:p>241.3</text:p>
          </table:table-cell>
          <table:table-cell table:style-name="ce10" table:formula="of:=([.$A11]+[.H$2])*25.4" office:value-type="float" office:value="243.84">
            <text:p>243.8</text:p>
          </table:table-cell>
          <table:table-cell table:style-name="ce10" table:formula="of:=([.$A11]+[.I$2])*25.4" office:value-type="float" office:value="246.38">
            <text:p>246.4</text:p>
          </table:table-cell>
          <table:table-cell table:style-name="ce10" table:formula="of:=([.$A11]+[.J$2])*25.4" office:value-type="float" office:value="248.92">
            <text:p>248.9</text:p>
          </table:table-cell>
          <table:table-cell table:style-name="ce10" table:formula="of:=([.$A11]+[.K$2])*25.4" office:value-type="float" office:value="251.46">
            <text:p>251.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7" table:formula="of:=([.$A12]+[.B$2])*25.4" office:value-type="float" office:value="254">
            <text:p>254.0</text:p>
          </table:table-cell>
          <table:table-cell table:style-name="_31__20_place" table:formula="of:=([.$A12]+[.C$2])*25.4" office:value-type="float" office:value="256.54">
            <text:p>256.5</text:p>
          </table:table-cell>
          <table:table-cell table:style-name="ce10" table:formula="of:=([.$A12]+[.D$2])*25.4" office:value-type="float" office:value="259.08">
            <text:p>259.1</text:p>
          </table:table-cell>
          <table:table-cell table:style-name="ce10" table:formula="of:=([.$A12]+[.E$2])*25.4" office:value-type="float" office:value="261.62">
            <text:p>261.6</text:p>
          </table:table-cell>
          <table:table-cell table:style-name="ce10" table:formula="of:=([.$A12]+[.F$2])*25.4" office:value-type="float" office:value="264.16">
            <text:p>264.2</text:p>
          </table:table-cell>
          <table:table-cell table:style-name="ce10" table:formula="of:=([.$A12]+[.G$2])*25.4" office:value-type="float" office:value="266.7">
            <text:p>266.7</text:p>
          </table:table-cell>
          <table:table-cell table:style-name="ce10" table:formula="of:=([.$A12]+[.H$2])*25.4" office:value-type="float" office:value="269.24">
            <text:p>269.2</text:p>
          </table:table-cell>
          <table:table-cell table:style-name="ce10" table:formula="of:=([.$A12]+[.I$2])*25.4" office:value-type="float" office:value="271.78">
            <text:p>271.8</text:p>
          </table:table-cell>
          <table:table-cell table:style-name="ce10" table:formula="of:=([.$A12]+[.J$2])*25.4" office:value-type="float" office:value="274.32">
            <text:p>274.3</text:p>
          </table:table-cell>
          <table:table-cell table:style-name="ce10" table:formula="of:=([.$A12]+[.K$2])*25.4" office:value-type="float" office:value="276.86">
            <text:p>276.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7" table:formula="of:=([.$A13]+[.B$2])*25.4" office:value-type="float" office:value="279.4">
            <text:p>279.4</text:p>
          </table:table-cell>
          <table:table-cell table:style-name="_31__20_place" table:formula="of:=([.$A13]+[.C$2])*25.4" office:value-type="float" office:value="281.94">
            <text:p>281.9</text:p>
          </table:table-cell>
          <table:table-cell table:style-name="ce10" table:formula="of:=([.$A13]+[.D$2])*25.4" office:value-type="float" office:value="284.48">
            <text:p>284.5</text:p>
          </table:table-cell>
          <table:table-cell table:style-name="ce10" table:formula="of:=([.$A13]+[.E$2])*25.4" office:value-type="float" office:value="287.02">
            <text:p>287.0</text:p>
          </table:table-cell>
          <table:table-cell table:style-name="ce10" table:formula="of:=([.$A13]+[.F$2])*25.4" office:value-type="float" office:value="289.56">
            <text:p>289.6</text:p>
          </table:table-cell>
          <table:table-cell table:style-name="ce10" table:formula="of:=([.$A13]+[.G$2])*25.4" office:value-type="float" office:value="292.1">
            <text:p>292.1</text:p>
          </table:table-cell>
          <table:table-cell table:style-name="ce10" table:formula="of:=([.$A13]+[.H$2])*25.4" office:value-type="float" office:value="294.64">
            <text:p>294.6</text:p>
          </table:table-cell>
          <table:table-cell table:style-name="ce10" table:formula="of:=([.$A13]+[.I$2])*25.4" office:value-type="float" office:value="297.18">
            <text:p>297.2</text:p>
          </table:table-cell>
          <table:table-cell table:style-name="ce10" table:formula="of:=([.$A13]+[.J$2])*25.4" office:value-type="float" office:value="299.72">
            <text:p>299.7</text:p>
          </table:table-cell>
          <table:table-cell table:style-name="ce10" table:formula="of:=([.$A13]+[.K$2])*25.4" office:value-type="float" office:value="302.26">
            <text:p>302.3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7" table:formula="of:=([.$A14]+[.B$2])*25.4" office:value-type="float" office:value="304.8">
            <text:p>304.8</text:p>
          </table:table-cell>
          <table:table-cell table:style-name="_31__20_place" table:formula="of:=([.$A14]+[.C$2])*25.4" office:value-type="float" office:value="307.34">
            <text:p>307.3</text:p>
          </table:table-cell>
          <table:table-cell table:style-name="ce10" table:formula="of:=([.$A14]+[.D$2])*25.4" office:value-type="float" office:value="309.88">
            <text:p>309.9</text:p>
          </table:table-cell>
          <table:table-cell table:style-name="ce10" table:formula="of:=([.$A14]+[.E$2])*25.4" office:value-type="float" office:value="312.42">
            <text:p>312.4</text:p>
          </table:table-cell>
          <table:table-cell table:style-name="ce10" table:formula="of:=([.$A14]+[.F$2])*25.4" office:value-type="float" office:value="314.96">
            <text:p>315.0</text:p>
          </table:table-cell>
          <table:table-cell table:style-name="ce10" table:formula="of:=([.$A14]+[.G$2])*25.4" office:value-type="float" office:value="317.5">
            <text:p>317.5</text:p>
          </table:table-cell>
          <table:table-cell table:style-name="ce10" table:formula="of:=([.$A14]+[.H$2])*25.4" office:value-type="float" office:value="320.04">
            <text:p>320.0</text:p>
          </table:table-cell>
          <table:table-cell table:style-name="ce10" table:formula="of:=([.$A14]+[.I$2])*25.4" office:value-type="float" office:value="322.58">
            <text:p>322.6</text:p>
          </table:table-cell>
          <table:table-cell table:style-name="ce10" table:formula="of:=([.$A14]+[.J$2])*25.4" office:value-type="float" office:value="325.12">
            <text:p>325.1</text:p>
          </table:table-cell>
          <table:table-cell table:style-name="ce10" table:formula="of:=([.$A14]+[.K$2])*25.4" office:value-type="float" office:value="327.66">
            <text:p>327.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7" table:formula="of:=([.$A15]+[.B$2])*25.4" office:value-type="float" office:value="330.2">
            <text:p>330.2</text:p>
          </table:table-cell>
          <table:table-cell table:style-name="_31__20_place" table:formula="of:=([.$A15]+[.C$2])*25.4" office:value-type="float" office:value="332.74">
            <text:p>332.7</text:p>
          </table:table-cell>
          <table:table-cell table:style-name="ce10" table:formula="of:=([.$A15]+[.D$2])*25.4" office:value-type="float" office:value="335.28">
            <text:p>335.3</text:p>
          </table:table-cell>
          <table:table-cell table:style-name="ce10" table:formula="of:=([.$A15]+[.E$2])*25.4" office:value-type="float" office:value="337.82">
            <text:p>337.8</text:p>
          </table:table-cell>
          <table:table-cell table:style-name="ce10" table:formula="of:=([.$A15]+[.F$2])*25.4" office:value-type="float" office:value="340.36">
            <text:p>340.4</text:p>
          </table:table-cell>
          <table:table-cell table:style-name="ce10" table:formula="of:=([.$A15]+[.G$2])*25.4" office:value-type="float" office:value="342.9">
            <text:p>342.9</text:p>
          </table:table-cell>
          <table:table-cell table:style-name="ce10" table:formula="of:=([.$A15]+[.H$2])*25.4" office:value-type="float" office:value="345.44">
            <text:p>345.4</text:p>
          </table:table-cell>
          <table:table-cell table:style-name="ce10" table:formula="of:=([.$A15]+[.I$2])*25.4" office:value-type="float" office:value="347.98">
            <text:p>348.0</text:p>
          </table:table-cell>
          <table:table-cell table:style-name="ce10" table:formula="of:=([.$A15]+[.J$2])*25.4" office:value-type="float" office:value="350.52">
            <text:p>350.5</text:p>
          </table:table-cell>
          <table:table-cell table:style-name="ce10" table:formula="of:=([.$A15]+[.K$2])*25.4" office:value-type="float" office:value="353.06">
            <text:p>353.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7" table:formula="of:=([.$A16]+[.B$2])*25.4" office:value-type="float" office:value="355.6">
            <text:p>355.6</text:p>
          </table:table-cell>
          <table:table-cell table:style-name="_31__20_place" table:formula="of:=([.$A16]+[.C$2])*25.4" office:value-type="float" office:value="358.14">
            <text:p>358.1</text:p>
          </table:table-cell>
          <table:table-cell table:style-name="ce10" table:formula="of:=([.$A16]+[.D$2])*25.4" office:value-type="float" office:value="360.68">
            <text:p>360.7</text:p>
          </table:table-cell>
          <table:table-cell table:style-name="ce10" table:formula="of:=([.$A16]+[.E$2])*25.4" office:value-type="float" office:value="363.22">
            <text:p>363.2</text:p>
          </table:table-cell>
          <table:table-cell table:style-name="ce10" table:formula="of:=([.$A16]+[.F$2])*25.4" office:value-type="float" office:value="365.76">
            <text:p>365.8</text:p>
          </table:table-cell>
          <table:table-cell table:style-name="ce10" table:formula="of:=([.$A16]+[.G$2])*25.4" office:value-type="float" office:value="368.3">
            <text:p>368.3</text:p>
          </table:table-cell>
          <table:table-cell table:style-name="ce10" table:formula="of:=([.$A16]+[.H$2])*25.4" office:value-type="float" office:value="370.84">
            <text:p>370.8</text:p>
          </table:table-cell>
          <table:table-cell table:style-name="ce10" table:formula="of:=([.$A16]+[.I$2])*25.4" office:value-type="float" office:value="373.38">
            <text:p>373.4</text:p>
          </table:table-cell>
          <table:table-cell table:style-name="ce10" table:formula="of:=([.$A16]+[.J$2])*25.4" office:value-type="float" office:value="375.92">
            <text:p>375.9</text:p>
          </table:table-cell>
          <table:table-cell table:style-name="ce10" table:formula="of:=([.$A16]+[.K$2])*25.4" office:value-type="float" office:value="378.46">
            <text:p>378.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7" table:formula="of:=([.$A17]+[.B$2])*25.4" office:value-type="float" office:value="381">
            <text:p>381.0</text:p>
          </table:table-cell>
          <table:table-cell table:style-name="_31__20_place" table:formula="of:=([.$A17]+[.C$2])*25.4" office:value-type="float" office:value="383.54">
            <text:p>383.5</text:p>
          </table:table-cell>
          <table:table-cell table:style-name="ce10" table:formula="of:=([.$A17]+[.D$2])*25.4" office:value-type="float" office:value="386.08">
            <text:p>386.1</text:p>
          </table:table-cell>
          <table:table-cell table:style-name="ce10" table:formula="of:=([.$A17]+[.E$2])*25.4" office:value-type="float" office:value="388.62">
            <text:p>388.6</text:p>
          </table:table-cell>
          <table:table-cell table:style-name="ce10" table:formula="of:=([.$A17]+[.F$2])*25.4" office:value-type="float" office:value="391.16">
            <text:p>391.2</text:p>
          </table:table-cell>
          <table:table-cell table:style-name="ce10" table:formula="of:=([.$A17]+[.G$2])*25.4" office:value-type="float" office:value="393.7">
            <text:p>393.7</text:p>
          </table:table-cell>
          <table:table-cell table:style-name="ce10" table:formula="of:=([.$A17]+[.H$2])*25.4" office:value-type="float" office:value="396.24">
            <text:p>396.2</text:p>
          </table:table-cell>
          <table:table-cell table:style-name="ce10" table:formula="of:=([.$A17]+[.I$2])*25.4" office:value-type="float" office:value="398.78">
            <text:p>398.8</text:p>
          </table:table-cell>
          <table:table-cell table:style-name="ce10" table:formula="of:=([.$A17]+[.J$2])*25.4" office:value-type="float" office:value="401.32">
            <text:p>401.3</text:p>
          </table:table-cell>
          <table:table-cell table:style-name="ce10" table:formula="of:=([.$A17]+[.K$2])*25.4" office:value-type="float" office:value="403.86">
            <text:p>403.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7" table:formula="of:=([.$A18]+[.B$2])*25.4" office:value-type="float" office:value="406.4">
            <text:p>406.4</text:p>
          </table:table-cell>
          <table:table-cell table:style-name="_31__20_place" table:formula="of:=([.$A18]+[.C$2])*25.4" office:value-type="float" office:value="408.94">
            <text:p>408.9</text:p>
          </table:table-cell>
          <table:table-cell table:style-name="ce10" table:formula="of:=([.$A18]+[.D$2])*25.4" office:value-type="float" office:value="411.48">
            <text:p>411.5</text:p>
          </table:table-cell>
          <table:table-cell table:style-name="ce10" table:formula="of:=([.$A18]+[.E$2])*25.4" office:value-type="float" office:value="414.02">
            <text:p>414.0</text:p>
          </table:table-cell>
          <table:table-cell table:style-name="ce10" table:formula="of:=([.$A18]+[.F$2])*25.4" office:value-type="float" office:value="416.56">
            <text:p>416.6</text:p>
          </table:table-cell>
          <table:table-cell table:style-name="ce10" table:formula="of:=([.$A18]+[.G$2])*25.4" office:value-type="float" office:value="419.1">
            <text:p>419.1</text:p>
          </table:table-cell>
          <table:table-cell table:style-name="ce10" table:formula="of:=([.$A18]+[.H$2])*25.4" office:value-type="float" office:value="421.64">
            <text:p>421.6</text:p>
          </table:table-cell>
          <table:table-cell table:style-name="ce10" table:formula="of:=([.$A18]+[.I$2])*25.4" office:value-type="float" office:value="424.18">
            <text:p>424.2</text:p>
          </table:table-cell>
          <table:table-cell table:style-name="ce10" table:formula="of:=([.$A18]+[.J$2])*25.4" office:value-type="float" office:value="426.72">
            <text:p>426.7</text:p>
          </table:table-cell>
          <table:table-cell table:style-name="ce10" table:formula="of:=([.$A18]+[.K$2])*25.4" office:value-type="float" office:value="429.26">
            <text:p>429.3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7" table:formula="of:=([.$A19]+[.B$2])*25.4" office:value-type="float" office:value="431.8">
            <text:p>431.8</text:p>
          </table:table-cell>
          <table:table-cell table:style-name="_31__20_place" table:formula="of:=([.$A19]+[.C$2])*25.4" office:value-type="float" office:value="434.34">
            <text:p>434.3</text:p>
          </table:table-cell>
          <table:table-cell table:style-name="ce10" table:formula="of:=([.$A19]+[.D$2])*25.4" office:value-type="float" office:value="436.88">
            <text:p>436.9</text:p>
          </table:table-cell>
          <table:table-cell table:style-name="ce10" table:formula="of:=([.$A19]+[.E$2])*25.4" office:value-type="float" office:value="439.42">
            <text:p>439.4</text:p>
          </table:table-cell>
          <table:table-cell table:style-name="ce10" table:formula="of:=([.$A19]+[.F$2])*25.4" office:value-type="float" office:value="441.96">
            <text:p>442.0</text:p>
          </table:table-cell>
          <table:table-cell table:style-name="ce10" table:formula="of:=([.$A19]+[.G$2])*25.4" office:value-type="float" office:value="444.5">
            <text:p>444.5</text:p>
          </table:table-cell>
          <table:table-cell table:style-name="ce10" table:formula="of:=([.$A19]+[.H$2])*25.4" office:value-type="float" office:value="447.04">
            <text:p>447.0</text:p>
          </table:table-cell>
          <table:table-cell table:style-name="ce10" table:formula="of:=([.$A19]+[.I$2])*25.4" office:value-type="float" office:value="449.58">
            <text:p>449.6</text:p>
          </table:table-cell>
          <table:table-cell table:style-name="ce10" table:formula="of:=([.$A19]+[.J$2])*25.4" office:value-type="float" office:value="452.12">
            <text:p>452.1</text:p>
          </table:table-cell>
          <table:table-cell table:style-name="ce10" table:formula="of:=([.$A19]+[.K$2])*25.4" office:value-type="float" office:value="454.66">
            <text:p>454.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7" table:formula="of:=([.$A20]+[.B$2])*25.4" office:value-type="float" office:value="457.2">
            <text:p>457.2</text:p>
          </table:table-cell>
          <table:table-cell table:style-name="_31__20_place" table:formula="of:=([.$A20]+[.C$2])*25.4" office:value-type="float" office:value="459.74">
            <text:p>459.7</text:p>
          </table:table-cell>
          <table:table-cell table:style-name="ce10" table:formula="of:=([.$A20]+[.D$2])*25.4" office:value-type="float" office:value="462.28">
            <text:p>462.3</text:p>
          </table:table-cell>
          <table:table-cell table:style-name="ce10" table:formula="of:=([.$A20]+[.E$2])*25.4" office:value-type="float" office:value="464.82">
            <text:p>464.8</text:p>
          </table:table-cell>
          <table:table-cell table:style-name="ce10" table:formula="of:=([.$A20]+[.F$2])*25.4" office:value-type="float" office:value="467.36">
            <text:p>467.4</text:p>
          </table:table-cell>
          <table:table-cell table:style-name="ce10" table:formula="of:=([.$A20]+[.G$2])*25.4" office:value-type="float" office:value="469.9">
            <text:p>469.9</text:p>
          </table:table-cell>
          <table:table-cell table:style-name="ce10" table:formula="of:=([.$A20]+[.H$2])*25.4" office:value-type="float" office:value="472.44">
            <text:p>472.4</text:p>
          </table:table-cell>
          <table:table-cell table:style-name="ce10" table:formula="of:=([.$A20]+[.I$2])*25.4" office:value-type="float" office:value="474.98">
            <text:p>475.0</text:p>
          </table:table-cell>
          <table:table-cell table:style-name="ce10" table:formula="of:=([.$A20]+[.J$2])*25.4" office:value-type="float" office:value="477.52">
            <text:p>477.5</text:p>
          </table:table-cell>
          <table:table-cell table:style-name="ce10" table:formula="of:=([.$A20]+[.K$2])*25.4" office:value-type="float" office:value="480.06">
            <text:p>480.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7" table:formula="of:=([.$A21]+[.B$2])*25.4" office:value-type="float" office:value="482.6">
            <text:p>482.6</text:p>
          </table:table-cell>
          <table:table-cell table:style-name="_31__20_place" table:formula="of:=([.$A21]+[.C$2])*25.4" office:value-type="float" office:value="485.14">
            <text:p>485.1</text:p>
          </table:table-cell>
          <table:table-cell table:style-name="ce10" table:formula="of:=([.$A21]+[.D$2])*25.4" office:value-type="float" office:value="487.68">
            <text:p>487.7</text:p>
          </table:table-cell>
          <table:table-cell table:style-name="ce10" table:formula="of:=([.$A21]+[.E$2])*25.4" office:value-type="float" office:value="490.22">
            <text:p>490.2</text:p>
          </table:table-cell>
          <table:table-cell table:style-name="ce10" table:formula="of:=([.$A21]+[.F$2])*25.4" office:value-type="float" office:value="492.76">
            <text:p>492.8</text:p>
          </table:table-cell>
          <table:table-cell table:style-name="ce10" table:formula="of:=([.$A21]+[.G$2])*25.4" office:value-type="float" office:value="495.3">
            <text:p>495.3</text:p>
          </table:table-cell>
          <table:table-cell table:style-name="ce10" table:formula="of:=([.$A21]+[.H$2])*25.4" office:value-type="float" office:value="497.84">
            <text:p>497.8</text:p>
          </table:table-cell>
          <table:table-cell table:style-name="ce10" table:formula="of:=([.$A21]+[.I$2])*25.4" office:value-type="float" office:value="500.38">
            <text:p>500.4</text:p>
          </table:table-cell>
          <table:table-cell table:style-name="ce10" table:formula="of:=([.$A21]+[.J$2])*25.4" office:value-type="float" office:value="502.92">
            <text:p>502.9</text:p>
          </table:table-cell>
          <table:table-cell table:style-name="ce10" table:formula="of:=([.$A21]+[.K$2])*25.4" office:value-type="float" office:value="505.46">
            <text:p>505.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7" table:formula="of:=([.$A22]+[.B$2])*25.4" office:value-type="float" office:value="508">
            <text:p>508.0</text:p>
          </table:table-cell>
          <table:table-cell table:style-name="_31__20_place" table:formula="of:=([.$A22]+[.C$2])*25.4" office:value-type="float" office:value="510.54">
            <text:p>510.5</text:p>
          </table:table-cell>
          <table:table-cell table:style-name="ce10" table:formula="of:=([.$A22]+[.D$2])*25.4" office:value-type="float" office:value="513.08">
            <text:p>513.1</text:p>
          </table:table-cell>
          <table:table-cell table:style-name="ce10" table:formula="of:=([.$A22]+[.E$2])*25.4" office:value-type="float" office:value="515.62">
            <text:p>515.6</text:p>
          </table:table-cell>
          <table:table-cell table:style-name="ce10" table:formula="of:=([.$A22]+[.F$2])*25.4" office:value-type="float" office:value="518.16">
            <text:p>518.2</text:p>
          </table:table-cell>
          <table:table-cell table:style-name="ce10" table:formula="of:=([.$A22]+[.G$2])*25.4" office:value-type="float" office:value="520.7">
            <text:p>520.7</text:p>
          </table:table-cell>
          <table:table-cell table:style-name="ce10" table:formula="of:=([.$A22]+[.H$2])*25.4" office:value-type="float" office:value="523.24">
            <text:p>523.2</text:p>
          </table:table-cell>
          <table:table-cell table:style-name="ce10" table:formula="of:=([.$A22]+[.I$2])*25.4" office:value-type="float" office:value="525.78">
            <text:p>525.8</text:p>
          </table:table-cell>
          <table:table-cell table:style-name="ce10" table:formula="of:=([.$A22]+[.J$2])*25.4" office:value-type="float" office:value="528.32">
            <text:p>528.3</text:p>
          </table:table-cell>
          <table:table-cell table:style-name="ce10" table:formula="of:=([.$A22]+[.K$2])*25.4" office:value-type="float" office:value="530.86">
            <text:p>530.9</text:p>
          </table:table-cell>
          <table:table-cell table:number-columns-repeated="244"/>
        </table:table-row>
        <table:table-row table:style-name="ro5">
          <table:table-cell/>
          <table:table-cell table:style-name="Default"/>
          <table:table-cell table:number-columns-repeated="253"/>
        </table:table-row>
        <table:table-row table:style-name="ro4" table:number-rows-repeated="7">
          <table:table-cell/>
          <table:table-cell table:style-name="Default"/>
          <table:table-cell table:number-columns-repeated="253"/>
        </table:table-row>
        <table:table-row table:style-name="ro4" table:number-rows-repeated="7">
          <table:table-cell table:style-name="Default" table:number-columns-repeated="2"/>
          <table:table-cell table:number-columns-repeated="253"/>
        </table:table-row>
        <table:table-row table:style-name="ro5" table:number-rows-repeated="62">
          <table:table-cell table:style-name="Default" table:number-columns-repeated="2"/>
          <table:table-cell table:number-columns-repeated="253"/>
        </table:table-row>
        <table:table-row table:style-name="ro5" table:number-rows-repeated="65436">
          <table:table-cell table:number-columns-repeated="255"/>
        </table:table-row>
        <table:table-row table:style-name="ro5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" number:min-integer-digits="0"/>
    </number:number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0" number:min-integer-digits="5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 Narrow" fo:font-size="11pt" fo:font-weight="bold" style:font-name-complex="Arial1"/>
    </style:style>
    <style:style style:name="Result" style:family="table-cell" style:parent-style-name="Default" style:data-style-name="N118">
      <style:table-cell-properties fo:border-bottom="none" fo:border-left="0.0071in solid #000000" fo:border-right="0.0071in solid #000000" fo:border-top="none"/>
      <style:text-properties fo:color="#000080" fo:font-size="11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le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8pt"/>
    </style:style>
    <style:style style:name="Result_20_0_20_decimals" style:display-name="Result 0 decimals" style:family="table-cell" style:parent-style-name="Basis" style:data-style-name="N117">
      <style:table-cell-properties style:text-align-source="fix" style:repeat-content="false" fo:border="none" fo:padding-bottom="0.0138in" fo:padding-left="0.0138in" fo:padding-right="0.028in" fo:padding-top="0.0138in"/>
      <style:paragraph-properties fo:text-align="end"/>
      <style:text-properties style:font-name="Arial Narrow" fo:font-size="16pt"/>
    </style:style>
    <style:style style:name="Header" style:family="table-cell" style:parent-style-name="Basis" style:data-style-name="N120">
      <style:table-cell-properties fo:border-bottom="0.0138in solid #000000" fo:border-left="0.0138in solid #000000" fo:border-right="0.0138in solid #000000" fo:border-top="none"/>
      <style:text-properties style:font-name="Arial Narrow" fo:font-size="11pt" fo:font-style="italic"/>
    </style:style>
    <style:style style:name="Left_20_column" style:display-name="Left column" style:family="table-cell" style:parent-style-name="Basis">
      <style:table-cell-properties fo:border-bottom="none" fo:border-left="none" fo:border-right="0.0138in solid #000000" fo:border-top="none"/>
      <style:text-properties style:font-name="Arial Black" fo:font-size="14pt"/>
    </style:style>
    <style:style style:name="Basis" style:family="table-cell" style:parent-style-name="Default"/>
    <style:style style:name="_30__20_places" style:display-name="0 places" style:family="table-cell" style:parent-style-name="Result" style:data-style-name="N1">
      <style:table-cell-properties fo:border="none" fo:padding="0.0138in"/>
      <style:paragraph-properties fo:margin-left="0in"/>
    </style:style>
    <style:style style:name="_31__20_place" style:display-name="1 place" style:family="table-cell" style:parent-style-name="_30__20_places" style:data-style-name="N119">
      <style:table-cell-properties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035in" fo:margin-bottom="0.1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42:32.81</meta:creation-date>
    <dc:language>en-US</dc:language>
    <meta:editing-cycles>1</meta:editing-cycles>
    <meta:editing-duration>PT00H00M00S</meta:editing-duration>
    <meta:document-statistic meta:table-count="1" meta:cell-count="231" meta:object-count="0"/>
    <meta:user-defined meta:name="Info 1"/>
    <meta:user-defined meta:name="Info 2"/>
    <meta:user-defined meta:name="Info 3"/>
    <meta:user-defined meta:name="Info 4"/>
  </office:meta>
</office:document-meta>
</file>